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officeooo:rsid="001c775b" officeooo:paragraph-rsid="001c775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igital Creativity.</text:p>
      <text:p text:style-name="P1"/>
      <text:p text:style-name="P1"/>
      <text:p text:style-name="P1">\section*{Introduction}</text:p>
      <text:p text:style-name="P1">What is the impact of new media on urban facades?</text:p>
      <text:p text:style-name="P1"/>
      <text:p text:style-name="P1">The facade of buildings has always been an expression of the architect and had some sort of impact on the urban space Sculptures or painting or just the astehetics of the wall. Think of Palledian unfluences when architects tried to make the appearance of the wall symeteric and nice to look at. With the new media and the digital age came also new media facades. <text:s/></text:p>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13T15:22:55.240210447</meta:creation-date>
    <dc:date>2019-02-13T22:14:05.247299674</dc:date>
    <meta:editing-duration>PT6H39M23S</meta:editing-duration>
    <meta:editing-cycles>1</meta:editing-cycles>
    <meta:document-statistic meta:table-count="0" meta:image-count="0" meta:object-count="0" meta:page-count="1" meta:paragraph-count="4" meta:word-count="78" meta:character-count="455" meta:non-whitespace-character-count="379"/>
    <meta:generator>LibreOffice/5.2.7.2$Linux_X86_64 LibreOffice_project/20m0$Build-2</meta:generator>
  </office:meta>
</office:document-meta>
</file>